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Title">
      <style:paragraph-properties fo:line-height="200%"/>
      <style:text-properties style:font-name="Times New Roman"/>
    </style:style>
    <style:style style:name="P2" style:family="paragraph" style:parent-style-name="Subtitle">
      <style:paragraph-properties fo:line-height="200%"/>
      <style:text-properties style:font-name="Times New Roman"/>
    </style:style>
    <style:style style:name="P3" style:family="paragraph" style:parent-style-name="Heading_20_1">
      <style:paragraph-properties fo:line-height="200%"/>
      <style:text-properties style:font-name="Times New Roman"/>
    </style:style>
    <style:style style:name="P4" style:family="paragraph" style:parent-style-name="Text_20_body">
      <style:paragraph-properties fo:line-height="200%"/>
      <style:text-properties style:font-name="Times New Roman" officeooo:rsid="002405fd" officeooo:paragraph-rsid="002405fd"/>
    </style:style>
    <style:style style:name="P5" style:family="paragraph" style:parent-style-name="Heading_20_1">
      <style:paragraph-properties fo:line-height="200%"/>
      <style:text-properties style:font-name="Times New Roman" officeooo:paragraph-rsid="001dc7fb"/>
    </style:style>
    <style:style style:name="P6" style:family="paragraph" style:parent-style-name="Text_20_body" style:list-style-name="L1">
      <style:paragraph-properties fo:line-height="200%"/>
      <style:text-properties style:font-name="Times New Roman" officeooo:rsid="001c8fee" officeooo:paragraph-rsid="001c8fee"/>
    </style:style>
    <style:style style:name="P7" style:family="paragraph" style:parent-style-name="Text_20_body">
      <style:paragraph-properties fo:line-height="200%"/>
      <style:text-properties style:font-name="Times New Roman" officeooo:rsid="001c8fee" officeooo:paragraph-rsid="004be287"/>
    </style:style>
    <style:style style:name="P8" style:family="paragraph" style:parent-style-name="Text_20_body" style:list-style-name="L2">
      <style:paragraph-properties fo:margin-top="0in" fo:margin-bottom="0in" style:contextual-spacing="false" fo:line-height="200%"/>
      <style:text-properties style:font-name="Times New Roman" officeooo:rsid="001c8fee"/>
    </style:style>
    <style:style style:name="P9" style:family="paragraph" style:parent-style-name="Text_20_body">
      <style:paragraph-properties fo:margin-top="0in" fo:margin-bottom="0in" style:contextual-spacing="false" fo:line-height="200%"/>
      <style:text-properties style:font-name="Times New Roman" officeooo:rsid="001c8fee"/>
    </style:style>
    <style:style style:name="P10" style:family="paragraph" style:parent-style-name="Text_20_body" style:list-style-name="L2">
      <style:paragraph-properties fo:line-height="200%"/>
      <style:text-properties style:font-name="Times New Roman" officeooo:rsid="001c8fee" officeooo:paragraph-rsid="001dc7fb"/>
    </style:style>
    <style:style style:name="P11" style:family="paragraph" style:parent-style-name="Text_20_body">
      <style:paragraph-properties fo:line-height="200%"/>
      <style:text-properties style:font-name="Times New Roman" officeooo:rsid="0028f410" officeooo:paragraph-rsid="008dcb1e"/>
    </style:style>
    <style:style style:name="P12" style:family="paragraph" style:parent-style-name="Text_20_body">
      <style:paragraph-properties fo:line-height="200%"/>
      <style:text-properties style:font-name="Times New Roman" officeooo:rsid="0028f410" officeooo:paragraph-rsid="002a552f"/>
    </style:style>
    <style:style style:name="P13" style:family="paragraph" style:parent-style-name="Text_20_body">
      <style:paragraph-properties fo:line-height="200%"/>
      <style:text-properties style:font-name="Times New Roman" officeooo:rsid="002a552f" officeooo:paragraph-rsid="002a552f"/>
    </style:style>
    <style:style style:name="P14" style:family="paragraph" style:parent-style-name="Text_20_body">
      <style:paragraph-properties fo:line-height="200%"/>
      <style:text-properties style:font-name="Times New Roman" officeooo:rsid="0028f410" officeooo:paragraph-rsid="0028f410"/>
    </style:style>
    <style:style style:name="P15" style:family="paragraph" style:parent-style-name="Text_20_body" style:list-style-name="L2">
      <style:paragraph-properties fo:line-height="200%"/>
      <style:text-properties style:font-name="Times New Roman" officeooo:rsid="001c8fee"/>
    </style:style>
    <style:style style:name="P16" style:family="paragraph" style:parent-style-name="Text_20_body">
      <style:paragraph-properties fo:line-height="200%"/>
      <style:text-properties style:font-name="Times New Roman" officeooo:rsid="001c8fee" officeooo:paragraph-rsid="001c8fee"/>
    </style:style>
    <style:style style:name="P17" style:family="paragraph" style:parent-style-name="Text_20_body">
      <style:paragraph-properties fo:line-height="200%"/>
      <style:text-properties style:font-name="Times New Roman"/>
    </style:style>
    <style:style style:name="T1" style:family="text">
      <style:text-properties officeooo:rsid="001c8fee"/>
    </style:style>
    <style:style style:name="T2" style:family="text">
      <style:text-properties officeooo:rsid="0024e324"/>
    </style:style>
    <style:style style:name="T3" style:family="text">
      <style:text-properties officeooo:rsid="00266bb4"/>
    </style:style>
    <style:style style:name="T4" style:family="text">
      <style:text-properties officeooo:rsid="002b25b6"/>
    </style:style>
    <style:style style:name="T5" style:family="text">
      <style:text-properties officeooo:rsid="007aba22"/>
    </style:style>
    <style:style style:name="T6" style:family="text">
      <style:text-properties officeooo:rsid="007df3c9"/>
    </style:style>
    <style:style style:name="T7" style:family="text">
      <style:text-properties officeooo:rsid="007c17e4"/>
    </style:style>
    <style:style style:name="T8" style:family="text">
      <style:text-properties officeooo:rsid="007ed09f"/>
    </style:style>
    <style:style style:name="T9" style:family="text">
      <style:text-properties officeooo:rsid="0080fd14"/>
    </style:style>
    <style:style style:name="T10" style:family="text">
      <style:text-properties officeooo:rsid="008256f4"/>
    </style:style>
    <style:style style:name="T11" style:family="text">
      <style:text-properties officeooo:rsid="00834e32"/>
    </style:style>
    <style:style style:name="T12" style:family="text">
      <style:text-properties officeooo:rsid="002ee370"/>
    </style:style>
    <style:style style:name="T13" style:family="text">
      <style:text-properties officeooo:rsid="002fc28e"/>
    </style:style>
    <style:style style:name="T14" style:family="text">
      <style:text-properties officeooo:rsid="0030ff0f"/>
    </style:style>
    <style:style style:name="T15" style:family="text">
      <style:text-properties officeooo:rsid="003224e9"/>
    </style:style>
    <style:style style:name="T16" style:family="text">
      <style:text-properties officeooo:rsid="0032ad4a"/>
    </style:style>
    <style:style style:name="T17" style:family="text">
      <style:text-properties officeooo:rsid="003439ad"/>
    </style:style>
    <style:style style:name="T18" style:family="text">
      <style:text-properties officeooo:rsid="00360c5e"/>
    </style:style>
    <style:style style:name="T19" style:family="text">
      <style:text-properties officeooo:rsid="0037d941"/>
    </style:style>
    <style:style style:name="T20" style:family="text">
      <style:text-properties officeooo:rsid="0037ea3d"/>
    </style:style>
    <style:style style:name="T21" style:family="text">
      <style:text-properties officeooo:rsid="003860ae"/>
    </style:style>
    <style:style style:name="T22" style:family="text">
      <style:text-properties officeooo:rsid="0039b84b"/>
    </style:style>
    <style:style style:name="T23" style:family="text">
      <style:text-properties officeooo:rsid="003ac0a5"/>
    </style:style>
    <style:style style:name="T24" style:family="text">
      <style:text-properties officeooo:rsid="004596e8"/>
    </style:style>
    <style:style style:name="T25" style:family="text">
      <style:text-properties officeooo:rsid="0046673a"/>
    </style:style>
    <style:style style:name="T26" style:family="text">
      <style:text-properties officeooo:rsid="00470852"/>
    </style:style>
    <style:style style:name="T27" style:family="text">
      <style:text-properties officeooo:rsid="0047d0bf"/>
    </style:style>
    <style:style style:name="T28" style:family="text">
      <style:text-properties officeooo:rsid="004977e9"/>
    </style:style>
    <style:style style:name="T29" style:family="text">
      <style:text-properties officeooo:rsid="004af312"/>
    </style:style>
    <style:style style:name="T30" style:family="text">
      <style:text-properties officeooo:rsid="00456cc4"/>
    </style:style>
    <style:style style:name="T31" style:family="text">
      <style:text-properties officeooo:rsid="004d4960"/>
    </style:style>
    <style:style style:name="T32" style:family="text">
      <style:text-properties officeooo:rsid="003f1a79"/>
    </style:style>
    <style:style style:name="T33" style:family="text">
      <style:text-properties officeooo:rsid="003f8c7b"/>
    </style:style>
    <style:style style:name="T34" style:family="text">
      <style:text-properties officeooo:rsid="003fd836"/>
    </style:style>
    <style:style style:name="T35" style:family="text">
      <style:text-properties officeooo:rsid="00427816"/>
    </style:style>
    <style:style style:name="T36" style:family="text">
      <style:text-properties officeooo:rsid="003fd90b"/>
    </style:style>
    <style:style style:name="T37" style:family="text">
      <style:text-properties officeooo:rsid="00402e75"/>
    </style:style>
    <style:style style:name="T38" style:family="text">
      <style:text-properties officeooo:rsid="0040788b"/>
    </style:style>
    <style:style style:name="T39" style:family="text">
      <style:text-properties officeooo:rsid="0040de01"/>
    </style:style>
    <style:style style:name="T40" style:family="text">
      <style:text-properties officeooo:rsid="00415886"/>
    </style:style>
    <style:style style:name="T41" style:family="text">
      <style:text-properties officeooo:rsid="0042e858"/>
    </style:style>
    <style:style style:name="T42" style:family="text">
      <style:text-properties officeooo:rsid="0042c033"/>
    </style:style>
    <style:style style:name="T43" style:family="text">
      <style:text-properties officeooo:rsid="00443e5f"/>
    </style:style>
    <style:style style:name="T44" style:family="text">
      <style:text-properties officeooo:rsid="004e7e1f"/>
    </style:style>
    <style:style style:name="T45" style:family="text">
      <style:text-properties officeooo:rsid="004ea53e"/>
    </style:style>
    <style:style style:name="T46" style:family="text">
      <style:text-properties officeooo:rsid="004f3eb1"/>
    </style:style>
    <style:style style:name="T47" style:family="text">
      <style:text-properties officeooo:rsid="00512328"/>
    </style:style>
    <style:style style:name="T48" style:family="text">
      <style:text-properties officeooo:rsid="0051645a"/>
    </style:style>
    <style:style style:name="T49" style:family="text">
      <style:text-properties officeooo:rsid="005335d2"/>
    </style:style>
    <style:style style:name="T50" style:family="text">
      <style:text-properties officeooo:rsid="00533e85"/>
    </style:style>
    <style:style style:name="T51" style:family="text">
      <style:text-properties officeooo:rsid="00553699"/>
    </style:style>
    <style:style style:name="T52" style:family="text">
      <style:text-properties officeooo:rsid="005622f7"/>
    </style:style>
    <style:style style:name="T53" style:family="text">
      <style:text-properties officeooo:rsid="0057bbc2"/>
    </style:style>
    <style:style style:name="T54" style:family="text">
      <style:text-properties officeooo:rsid="00597d2f"/>
    </style:style>
    <style:style style:name="T55" style:family="text">
      <style:text-properties officeooo:rsid="00876b89"/>
    </style:style>
    <style:style style:name="T56" style:family="text">
      <style:text-properties officeooo:rsid="00893699"/>
    </style:style>
    <style:style style:name="T57" style:family="text">
      <style:text-properties officeooo:rsid="0089e7e4"/>
    </style:style>
    <style:style style:name="T58" style:family="text">
      <style:text-properties officeooo:rsid="008a1191"/>
    </style:style>
    <style:style style:name="T59" style:family="text">
      <style:text-properties officeooo:rsid="008a45cd"/>
    </style:style>
    <style:style style:name="T60" style:family="text">
      <style:text-properties officeooo:rsid="008c0201"/>
    </style:style>
    <style:style style:name="T61" style:family="text">
      <style:text-properties officeooo:rsid="005a9525"/>
    </style:style>
    <style:style style:name="T62" style:family="text">
      <style:text-properties officeooo:rsid="005b5ce0"/>
    </style:style>
    <style:style style:name="T63" style:family="text">
      <style:text-properties officeooo:rsid="005d3b92"/>
    </style:style>
    <style:style style:name="T64" style:family="text">
      <style:text-properties officeooo:rsid="005e42c8"/>
    </style:style>
    <style:style style:name="T65" style:family="text">
      <style:text-properties officeooo:rsid="005e56c9"/>
    </style:style>
    <style:style style:name="T66" style:family="text">
      <style:text-properties officeooo:rsid="005f28a0"/>
    </style:style>
    <style:style style:name="T67" style:family="text">
      <style:text-properties officeooo:rsid="005f5c0a"/>
    </style:style>
    <style:style style:name="T68" style:family="text">
      <style:text-properties officeooo:rsid="0060e377"/>
    </style:style>
    <style:style style:name="T69" style:family="text">
      <style:text-properties officeooo:rsid="00620567"/>
    </style:style>
    <style:style style:name="T70" style:family="text">
      <style:text-properties officeooo:rsid="0063fd13"/>
    </style:style>
    <style:style style:name="T71" style:family="text">
      <style:text-properties officeooo:rsid="0065fce3"/>
    </style:style>
    <style:style style:name="T72" style:family="text">
      <style:text-properties officeooo:rsid="00695f1a"/>
    </style:style>
    <style:style style:name="T73" style:family="text">
      <style:text-properties officeooo:rsid="00699d08"/>
    </style:style>
    <style:style style:name="T74" style:family="text">
      <style:text-properties officeooo:rsid="006ab743"/>
    </style:style>
    <style:style style:name="T75" style:family="text">
      <style:text-properties officeooo:rsid="006ca3f6"/>
    </style:style>
    <style:style style:name="T76" style:family="text">
      <style:text-properties officeooo:rsid="006d6d0a"/>
    </style:style>
    <style:style style:name="T77" style:family="text">
      <style:text-properties officeooo:rsid="006e0a89"/>
    </style:style>
    <style:style style:name="T78" style:family="text">
      <style:text-properties officeooo:rsid="006efd27"/>
    </style:style>
    <style:style style:name="T79" style:family="text">
      <style:text-properties officeooo:rsid="00701f5f"/>
    </style:style>
    <style:style style:name="T80" style:family="text">
      <style:text-properties officeooo:rsid="00711561"/>
    </style:style>
    <style:style style:name="T81" style:family="text">
      <style:text-properties officeooo:rsid="00715ca6"/>
    </style:style>
    <style:style style:name="T82" style:family="text">
      <style:text-properties officeooo:rsid="00724b24"/>
    </style:style>
    <style:style style:name="T83" style:family="text">
      <style:text-properties officeooo:rsid="0075a7ae"/>
    </style:style>
    <style:style style:name="T84" style:family="text">
      <style:text-properties officeooo:rsid="00743eb7"/>
    </style:style>
    <style:style style:name="T85" style:family="text">
      <style:text-properties officeooo:rsid="0077da56"/>
    </style:style>
    <style:style style:name="T86" style:family="text">
      <style:text-properties officeooo:rsid="0077df8c"/>
    </style:style>
    <style:style style:name="T87" style:family="text">
      <style:text-properties officeooo:rsid="008c279f"/>
    </style:style>
    <style:style style:name="T88" style:family="text">
      <style:text-properties officeooo:rsid="008dcb1e"/>
    </style:style>
    <style:style style:name="T89" style:family="text">
      <style:text-properties officeooo:rsid="008de923"/>
    </style:style>
    <style:style style:name="T90" style:family="text">
      <style:text-properties officeooo:rsid="00933489"/>
    </style:style>
    <style:style style:name="T91" style:family="text">
      <style:text-properties officeooo:rsid="008f07de"/>
    </style:style>
    <style:style style:name="T92" style:family="text">
      <style:text-properties officeooo:rsid="009027e7"/>
    </style:style>
    <style:style style:name="T93" style:family="text">
      <style:text-properties officeooo:rsid="00917e84"/>
    </style:style>
    <style:style style:name="T94" style:family="text">
      <style:text-properties officeooo:rsid="009831ee"/>
    </style:style>
    <style:style style:name="T95" style:family="text">
      <style:text-properties officeooo:rsid="0099e43e"/>
    </style:style>
    <style:style style:name="T96" style:family="text">
      <style:text-properties officeooo:rsid="009a9b16"/>
    </style:style>
    <style:style style:name="T97" style:family="text">
      <style:text-properties officeooo:rsid="009d173e"/>
    </style:style>
    <style:style style:name="T98" style:family="text">
      <style:text-properties officeooo:rsid="009bec8c"/>
    </style:style>
    <style:style style:name="T99" style:family="text">
      <style:text-properties officeooo:rsid="009cd3ea"/>
    </style:style>
    <style:style style:name="T100" style:family="text">
      <style:text-properties officeooo:rsid="009dcea8"/>
    </style:style>
    <style:style style:name="T101" style:family="text">
      <style:text-properties officeooo:rsid="009f4e5f"/>
    </style:style>
    <style:style style:name="T102" style:family="text">
      <style:text-properties officeooo:rsid="00a139f0"/>
    </style:style>
    <style:style style:name="T103" style:family="text">
      <style:text-properties officeooo:rsid="00a3255d"/>
    </style:style>
    <style:style style:name="T104" style:family="text">
      <style:text-properties officeooo:rsid="00a3bc83"/>
    </style:style>
    <style:style style:name="T105" style:family="text">
      <style:text-properties officeooo:rsid="00a3c558"/>
    </style:style>
    <style:style style:name="T106" style:family="text">
      <style:text-properties officeooo:rsid="00a46687"/>
    </style:style>
    <style:style style:name="T107" style:family="text">
      <style:text-properties officeooo:rsid="00a59808"/>
    </style:style>
    <style:style style:name="T108" style:family="text">
      <style:text-properties officeooo:rsid="00a9f3de"/>
    </style:style>
    <style:style style:name="T109" style:family="text">
      <style:text-properties officeooo:rsid="00a77b5a"/>
    </style:style>
    <style:style style:name="T110" style:family="text">
      <style:text-properties officeooo:rsid="00a84565"/>
    </style:style>
    <style:style style:name="T111" style:family="text">
      <style:text-properties officeooo:rsid="00abe0a9"/>
    </style:style>
    <style:style style:name="T112" style:family="text">
      <style:text-properties officeooo:rsid="00ae4421"/>
    </style:style>
    <style:style style:name="T113" style:family="text">
      <style:text-properties officeooo:rsid="00b0b4a7"/>
    </style:style>
    <style:style style:name="T114" style:family="text">
      <style:text-properties officeooo:rsid="00aef5d1"/>
    </style:style>
    <style:style style:name="T115" style:family="text">
      <style:text-properties officeooo:rsid="00ad3d4f"/>
    </style:style>
    <style:style style:name="T116" style:family="text">
      <style:text-properties officeooo:rsid="00af8ee5"/>
    </style:style>
    <style:style style:name="T117" style:family="text">
      <style:text-properties officeooo:rsid="00b91844"/>
    </style:style>
    <style:style style:name="T118" style:family="text">
      <style:text-properties officeooo:rsid="00b9c09d"/>
    </style:style>
    <style:style style:name="T119" style:family="text">
      <style:text-properties officeooo:rsid="00bbe6df"/>
    </style:style>
    <style:style style:name="T120" style:family="text">
      <style:text-properties officeooo:rsid="00ba7517"/>
    </style:style>
    <style:style style:name="T121" style:family="text">
      <style:text-properties officeooo:rsid="00bdec8d"/>
    </style:style>
    <style:style style:name="T122" style:family="text">
      <style:text-properties officeooo:rsid="00be5d05"/>
    </style:style>
    <style:style style:name="T123" style:family="text">
      <style:text-properties officeooo:rsid="00be7cfb"/>
    </style:style>
    <style:style style:name="T124" style:family="text">
      <style:text-properties officeooo:rsid="00c0225b"/>
    </style:style>
    <style:style style:name="T125" style:family="text">
      <style:text-properties officeooo:rsid="00c1ba8d"/>
    </style:style>
    <style:style style:name="T126" style:family="text">
      <style:text-properties officeooo:rsid="00c20035"/>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ecurity, Trust, and Use of AI</text:p>
      <text:p text:style-name="P2">Alex Shah</text:p>
      <text:p text:style-name="P2">EN.695.741.81.SP25 Information Assurance Analysis</text:p>
      <text:p text:style-name="P2">Mod <text:span text:style-name="T1">7</text:span> Assignment</text:p>
      <text:p text:style-name="P2"><text:span text:style-name="T1">March 9</text:span>, 2025</text:p>
      <text:h text:style-name="P3" text:outline-level="1"/>
      <text:h text:style-name="P3" text:outline-level="1"/>
      <text:h text:style-name="P3" text:outline-level="1"/>
      <text:h text:style-name="P3" text:outline-level="1"/>
      <text:h text:style-name="P3" text:outline-level="1"/>
      <text:h text:style-name="P3" text:outline-level="1"/>
      <text:h text:style-name="P3" text:outline-level="1"><text:bookmark-start text:name="__RefHeading___Toc588_1887487135"/><text:soft-page-break/>Introduction<text:bookmark-end text:name="__RefHeading___Toc588_1887487135"/></text:h>
      <text:p text:style-name="P4"><text:tab/>Machine Learning and Artificial Intelligence models like ChatGPT have seen widespread use in <text:span text:style-name="T2">industries like healthcare, finance, and logistics. </text:span><text:span text:style-name="T3">As AI becomes more commonplace, </text:span><text:span text:style-name="T4">questions about trust in AI decisions, as well as the privacy of user data and security of AI systems are being asked more frequently. </text:span><text:span text:style-name="T5">Trust in AI systems </text:span><text:span text:style-name="T6">depend on the level of</text:span><text:span text:style-name="T7"> </text:span><text:span text:style-name="T6">validation and </text:span><text:span text:style-name="T7">transparency </text:span><text:span text:style-name="T8">AI systems designers are able to integrate from the ground up in creating a new model. </text:span><text:span text:style-name="T9">And user privacy and security </text:span><text:span text:style-name="T10">will be an ongoing and continuous process in the AI system’s lifecycle as </text:span><text:span text:style-name="T11">data is used to train the model and refine it from user interaction and data they provide.</text:span></text:p>
      <text:h text:style-name="P5" text:outline-level="1"><text:bookmark-start text:name="__RefHeading___Toc590_1887487135"/>Questions<text:bookmark-end text:name="__RefHeading___Toc590_1887487135"/></text:h>
      <text:list xml:id="list2086978374" text:style-name="L1">
        <text:list-item>
          <text:p text:style-name="P6">What does it mean for an AI system to be safe?</text:p>
        </text:list-item>
      </text:list>
      <text:p text:style-name="P7"><text:tab/><text:span text:style-name="T12">Safety in AI systems </text:span><text:span text:style-name="T13">involves complex design decisions from the time the model is trained to the inference stage when models </text:span><text:span text:style-name="T14">may be used </text:span><text:span text:style-name="T13">to make </text:span><text:span text:style-name="T14">decisions. </text:span><text:span text:style-name="T15">In the current generation of </text:span><text:span text:style-name="T16">models, a large amount of high quality data is required to produce </text:span><text:span text:style-name="T17">useful models. </text:span><text:span text:style-name="T18">A data set used to train an AI system could contain inaccuracies or bias that effect the results and performance of the trained model. </text:span><text:span text:style-name="T19">For AI to behave safely, human designers need to examine the data sources the model is trained on for these biases and inaccuracies in order to ensure that in use the model doesn’t </text:span><text:span text:style-name="T20">instill bias in the predictions and decisions it leads humans to. </text:span><text:span text:style-name="T21">For example, AI and ML models are increasingly being used in deciding loans </text:span><text:span text:style-name="T22">in financial sectors where bias could </text:span><text:span text:style-name="T23">affect real people’s lives. </text:span><text:span text:style-name="T24">Data is often gathered from individuals to train a model, and personal information can become embedded in the weights </text:span><text:span text:style-name="T25">these models build up. </text:span><text:span text:style-name="T26">T</text:span><text:span text:style-name="T25">hrough </text:span><text:span text:style-name="T26">continuous learning implementations real user </text:span><text:span text:style-name="T27">interactions</text:span><text:span text:style-name="T26"> </text:span><text:span text:style-name="T27">are </text:span><text:span text:style-name="T26">used to train the model further, </text:span><text:span text:style-name="T28">which can embed </text:span><text:span text:style-name="T29">sensitive </text:span><text:span text:style-name="T28">information</text:span><text:span text:style-name="T26">. </text:span><text:span text:style-name="T30">Srinivas for ManageEngine </text:span><text:soft-page-break/><text:span text:style-name="T31">states</text:span><text:span text:style-name="T30"> that </text:span>“The technology requires large amounts of data to work effectively, which can lead to privacy concerns. The more data you feed into the algorithm, the more accurate and personalized the content it generates becomes. However, this also means that personal data is being used, which can be a cause for concern.” <text:span text:style-name="T32">AI is also being used in weapons and defense systems. </text:span><text:span text:style-name="T33">AI and ML predictions </text:span><text:span text:style-name="T34">have come a long way and in some cases are a leap over existing systems for some tasks, but </text:span><text:span text:style-name="T35">they </text:span><text:span text:style-name="T34">still </text:span><text:span text:style-name="T36">have the potential to </text:span><text:span text:style-name="T37">deliver false positives and negatives </text:span><text:span text:style-name="T38">in critical systems that could be </text:span><text:span text:style-name="T39">relied upon </text:span><text:span text:style-name="T40">for safety </text:span><text:span text:style-name="T41">and in </text:span><text:span text:style-name="T42">fast paced environments </text:span><text:span text:style-name="T43">where humans may not have the chance to verify the results</text:span><text:span text:style-name="T42">. </text:span></text:p>
      <text:list text:continue-list="list2086978374" text:style-name="L2">
        <text:list-item>
          <text:p text:style-name="P8">Can we trust decisions made by AI algorithms?</text:p>
        </text:list-item>
      </text:list>
      <text:p text:style-name="P9"><text:tab/><text:span text:style-name="T44">AI as a “black box” system is closed off from </text:span><text:span text:style-name="T45">directly analyzing </text:span><text:span text:style-name="T46">what factors weighed in making a decision or generating an output. </text:span><text:span text:style-name="T47">For most casual users, the reasoning and activated neurons are not as important as the results that </text:span><text:span text:style-name="T48">the model provides. </text:span><text:span text:style-name="T49">However, with a closed system, there is a lack of transparency in the model for oversight and </text:span><text:span text:style-name="T50">for compliance and regulatory </text:span><text:span text:style-name="T51">reasons that </text:span><text:span text:style-name="T52">determine the model’s safety and </text:span><text:span text:style-name="T53">reliability. <text:s/></text:span>“For a long time, making the code open source was seen as a way of transparency in software, but for very complex systems such as autonomous systems, opening up the source code may not even be enough to know how the system works” <text:span text:style-name="T54">(Such 4). </text:span><text:span text:style-name="T55">Looking into the way the model was trained, the data that it was trained on, and gathering as much contextual and </text:span><text:span text:style-name="T56">priori </text:span><text:span text:style-name="T57">information as possible, </text:span><text:span text:style-name="T58">we may not be able to </text:span><text:span text:style-name="T59">look inside the inner functioning of these AI models, </text:span><text:span text:style-name="T60">making them inherently untrustworthy. </text:span></text:p>
      <text:list text:continue-numbering="true" text:style-name="L2">
        <text:list-item>
          <text:p text:style-name="P8">What is the impact of cybersecurity on AI systems (e.g., securing AI systems by applying cybersecurity controls/frameworks)? <text:s/></text:p>
        </text:list-item>
      </text:list>
      <text:p text:style-name="P9"><text:tab/><text:span text:style-name="T61">AI systems can be used to enhance existing cybersecurity </text:span><text:span text:style-name="T62">frameworks such as </text:span><text:span text:style-name="T63">reducing the false positive rate in some detection engines for malware and vulnerability testing. </text:span><text:span text:style-name="T64">However, the systems themselves are vulnerable to attack, sometimes in novel or difficult to detect ways. </text:span><text:span text:style-name="T65">For example, </text:span><text:span text:style-name="T66">data </text:span><text:soft-page-break/><text:span text:style-name="T66">used to train the model can be poisoned, through deliberate misinformation or </text:span><text:span text:style-name="T67">patterns </text:span><text:span text:style-name="T68">that cause the resulting </text:span><text:span text:style-name="T69">trained </text:span><text:span text:style-name="T68">model </text:span><text:span text:style-name="T70">to make poor </text:span><text:span text:style-name="T71">inference </text:span><text:span text:style-name="T70">or guide </text:span><text:span text:style-name="T71">it to </text:span><text:span text:style-name="T70">the attacker’</text:span><text:span text:style-name="T71">s</text:span><text:span text:style-name="T70"> </text:span><text:span text:style-name="T71">target. </text:span><text:span text:style-name="T72">While there are many existing security and infrastructure related </text:span><text:span text:style-name="T73">cybersecurity guidances and frameworks such as NIST, Cloud Security Alliance, and regulatory/compliance requirements like HIPAA, </text:span><text:span text:style-name="T74">the software, design, and use of these models can </text:span><text:span text:style-name="T75">still be tain</text:span><text:span text:style-name="T76">ted while maintaining </text:span><text:span text:style-name="T77">best practices and compliance </text:span><text:span text:style-name="T78">with the latest </text:span><text:span text:style-name="T79">guidance. </text:span><text:span text:style-name="T80">It is very difficult to detect a tainted model </text:span><text:span text:style-name="T81">from the inference stages, </text:span><text:span text:style-name="T82">and operational practices </text:span><text:span text:style-name="T83">after training </text:span><text:span text:style-name="T82">won’t be able to </text:span><text:span text:style-name="T84">prevent </text:span><text:span text:style-name="T85">or detect </text:span><text:span text:style-name="T86">a model that was trained on bad data. </text:span></text:p>
      <text:list text:continue-numbering="true" text:style-name="L2">
        <text:list-item>
          <text:p text:style-name="P10">How do AI algorithms ensure their users’ privacy?</text:p>
        </text:list-item>
      </text:list>
      <text:p text:style-name="P11"><text:tab/><text:span text:style-name="T87">AI algorithms themselves </text:span><text:span text:style-name="T88">do not ensure user privacy. </text:span><text:span text:style-name="T89">Rather i</text:span>t is up to those designing the systems, <text:span text:style-name="T90">who also collect and control </text:span>data <text:span text:style-name="T87">to ensure </text:span><text:span text:style-name="T91">that the system respects </text:span><text:span text:style-name="T92">principles </text:span><text:span text:style-name="T93">around privacy</text:span><text:span text:style-name="T87">. </text:span><text:span text:style-name="T94">Privacy by design is an important strategy to ensure user privacy in an autonomous system like an AI product. </text:span><text:span text:style-name="T95">The designers of the system would need to consider how data is gathered, inform users about what is collected, and aggregate or remove PII from the collected data. </text:span><text:span text:style-name="T96">In addition, </text:span><text:span text:style-name="T97">designers should </text:span><text:span text:style-name="T98">us</text:span><text:span text:style-name="T97">e </text:span><text:span text:style-name="T98">best practices and guidance f</text:span><text:span text:style-name="T99">rom </text:span><text:span text:style-name="T97">cybersecurity frameworks around securing data </text:span><text:span text:style-name="T100">in transit and at rest, enforcing access control, and using logging and auditing to prevent data tampering. </text:span><text:span text:style-name="T101">For the AI system itself, fair systems are an ongoing area of research including attempts to make AI systems behave fairly when weighing </text:span><text:span text:style-name="T102">decisions based on </text:span><text:span text:style-name="T101">personal data. </text:span><text:span text:style-name="T103">For example in Dwork et al, </text:span><text:span text:style-name="T104">the authors establish </text:span><text:span text:style-name="T105">a similarity metric </text:span><text:span text:style-name="T106">to determine how similar a pair of individuals are within the context of a </text:span><text:span text:style-name="T107">particular </text:span><text:span text:style-name="T106">classification task, </text:span><text:span text:style-name="T108">where the metric</text:span><text:span text:style-name="T109"> would be determined externally</text:span><text:span text:style-name="T106">. </text:span><text:span text:style-name="T110">These types of systems are practical in theory but rely on </text:span><text:span text:style-name="T111">manual</text:span><text:span text:style-name="T112">ly </text:span><text:span text:style-name="T113">described</text:span><text:span text:style-name="T114"> </text:span><text:span text:style-name="T115">metrics </text:span><text:span text:style-name="T116">that would be “agreed upon by society”. </text:span><text:span text:style-name="T117">It is unlikely that a regulatory body or civil rights organization </text:span><text:span text:style-name="T118">would be able to create a comprehensive list or a practical application of </text:span><text:span text:style-name="T119">such </text:span><text:span text:style-name="T120">a system. </text:span><text:span text:style-name="T121">This leaves it in the hands of </text:span><text:span text:style-name="T122">those designing the AI </text:span><text:soft-page-break/><text:span text:style-name="T122">systems </text:span><text:span text:style-name="T123">to implement </text:span><text:span text:style-name="T124">good practices up front through the training and inferences stages </text:span><text:span text:style-name="T125">to align the models </text:span><text:span text:style-name="T126">to the best of their ability. </text:span></text:p>
      <text:p text:style-name="P12"/>
      <text:p text:style-name="P13">Privacy and Autonomous Systems - Such:</text:p>
      <text:p text:style-name="P12"><text:tab/>Privacy by designing</text:p>
      <text:p text:style-name="P14"><text:tab/>transparency</text:p>
      <text:p text:style-name="P14"><text:tab/>regulation</text:p>
      <text:p text:style-name="P14"/>
      <text:list text:continue-numbering="true" text:style-name="L2">
        <text:list-item>
          <text:p text:style-name="P15">ChatGPT output has been described as "competent, but empty". Based on your answer and ChatGPT's answer, do you believe that is true.  Support your reasoning.</text:p>
        </text:list-item>
      </text:list>
      <text:h text:style-name="P3" text:outline-level="1"><text:bookmark-start text:name="__RefHeading___Toc592_1887487135"/>Conclusion<text:bookmark-end text:name="__RefHeading___Toc592_1887487135"/></text:h>
      <text:p text:style-name="P16"/>
      <text:h text:style-name="P3" text:outline-level="1"><text:bookmark-start text:name="__RefHeading___Toc594_1887487135"/>References<text:bookmark-end text:name="__RefHeading___Toc594_1887487135"/></text:h>
      <text:p text:style-name="P17"/>
      <text:p text:style-name="P17"><text:a xlink:type="simple" xlink:href="https://insights.manageengine.com/artificial-intelligence/risks-of-oversharing-with-generative-ai/" text:style-name="Internet_20_link" text:visited-style-name="Visited_20_Internet_20_Link">https://insights.manageengine.com/artificial-intelligence/risks-of-oversharing-with-generative-ai/</text:a></text:p>
      <text:p text:style-name="P17"><text:a xlink:type="simple" xlink:href="https://www.cloudflare.com/learning/ai/data-poisoning/" text:style-name="Internet_20_link" text:visited-style-name="Visited_20_Internet_20_Link">https://www.cloudflare.com/learning/ai/data-poisoning/</text:a></text:p>
      <text:p text:style-name="P17">@misc{dwork2011fairnessawareness,</text:p>
      <text:p text:style-name="P17"><text:s text:c="6"/>title={Fairness Through Awareness}, </text:p>
      <text:p text:style-name="P17"><text:soft-page-break/><text:s text:c="6"/>author={Cynthia Dwork and Moritz Hardt and Toniann Pitassi and Omer Reingold and Rich Zemel},</text:p>
      <text:p text:style-name="P17"><text:s text:c="6"/>year={2011},</text:p>
      <text:p text:style-name="P17"><text:s text:c="6"/>eprint={1104.3913},</text:p>
      <text:p text:style-name="P17"><text:s text:c="6"/>archivePrefix={arXiv},</text:p>
      <text:p text:style-name="P17"><text:s text:c="6"/>primaryClass={cs.CC},</text:p>
      <text:p text:style-name="P17"><text:s text:c="6"/>url={https://arxiv.org/abs/1104.3913}, </text:p>
      <text:p text:style-name="P17">}</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Security, Trust, and Use of AI<text:tab/><text:tab/><text:page-number text:select-page="current">6</text:page-numb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09T18:02:02.525126000</meta:creation-date>
    <dc:date>2025-03-10T17:54:41.891462000</dc:date>
    <meta:editing-duration>PT2H6M1S</meta:editing-duration>
    <meta:editing-cycles>157</meta:editing-cycles>
    <meta:generator>LibreOffice/25.2.0.3$MacOSX_AARCH64 LibreOffice_project/e1cf4a87eb02d755bce1a01209907ea5ddc8f069</meta:generator>
    <meta:document-statistic meta:table-count="0" meta:image-count="0" meta:object-count="0" meta:page-count="6" meta:paragraph-count="35" meta:word-count="1128" meta:character-count="7165" meta:non-whitespace-character-count="6016"/>
  </office:meta>
</office:document-meta>
</file>